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16.96cm" fo:break-before="auto" fo:break-after="auto" table:align="left"/>
    </style:style>
    <style:style style:name="Tabelle2.A" style:family="table-column">
      <style:table-column-properties style:column-width="6.593cm"/>
    </style:style>
    <style:style style:name="Tabelle2.B" style:family="table-column">
      <style:table-column-properties style:column-width="10.36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6cm" fo:break-before="auto" fo:break-after="auto" table:align="left"/>
    </style:style>
    <style:style style:name="Table1.A" style:family="table-column">
      <style:table-column-properties style:column-width="6.593cm"/>
    </style:style>
    <style:style style:name="Table1.B" style:family="table-column">
      <style:table-column-properties style:column-width="10.3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able_20_Contents">
      <style:text-properties style:font-name="Liberation Serif" fo:font-size="8pt" style:font-size-asian="8pt" style:font-size-complex="8pt"/>
    </style:style>
    <style:style style:name="P7" style:family="paragraph" style:parent-style-name="Table_20_Contents">
      <style:text-properties style:font-name="Liberation Serif" fo:font-size="8pt" style:font-name-asian="DejaVu Sans" style:font-size-asian="8pt" style:font-name-complex="DejaVu Sans" style:font-size-complex="8pt"/>
    </style:style>
    <style:style style:name="P8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9" style:family="paragraph" style:parent-style-name="Table_20_Contents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">Name, Vorname (für die Verlosung, bitte in Druckschrift ausfüllen)</text:p>
          </table:table-cell>
          <table:table-cell table:style-name="Tabelle2.B1" office:value-type="string">
            <text:p text:style-name="P10"/>
            <text:p text:style-name="P10">______________________________________________________</text:p>
          </table:table-cell>
        </table:table-row>
        <table:table-row>
          <table:table-cell table:style-name="Tabelle2.A2" office:value-type="string">
            <text:p text:style-name="P10">Wie schätzt Du Deine Linux-Erfahrung ein?</text:p>
          </table:table-cell>
          <table:table-cell table:style-name="Tabelle2.B2" office:value-type="string">
            <text:p text:style-name="P10"><text:span text:style-name="T1">□ Neuling <text:s/>□ Anwender</text:span><text:span text:style-name="T1">In</text:span><text:span text:style-name="T1"> <text:s/>□ langjährige Nutzer</text:span><text:span text:style-name="T1">In</text:span><text:span text:style-name="T1"> <text:s/>□ Entwickler</text:span><text:span text:style-name="T1">In</text:span></text:p>
          </table:table-cell>
        </table:table-row>
        <table:table-row>
          <table:table-cell table:style-name="Tabelle2.A2" office:value-type="string">
            <text:p text:style-name="P10">Wie oft warst Du schon auf dem Infotag?</text:p>
          </table:table-cell>
          <table:table-cell table:style-name="Tabelle2.B2" office:value-type="string">
            <text:p text:style-name="P10"><text:span text:style-name="T1">□ </text:span><text:span text:style-name="T1">erster Besuch <text:s text:c="3"/>□ zwei oder drei Male <text:s text:c="3"/>□ mehr als vier Male</text:span></text:p>
          </table:table-cell>
        </table:table-row>
        <table:table-row>
          <table:table-cell table:style-name="Tabelle2.A4" office:value-type="string">
            <text:p text:style-name="P10">Wie bist Du auf den Linux-Infotag aufmerksam geworden?</text:p>
          </table:table-cell>
          <table:table-cell table:style-name="Tabelle2.B2" office:value-type="string">
            <text:p text:style-name="P10"><text:span text:style-name="T1">□</text:span><text:span text:style-name="T2"> Soziale Netzwerke (Facebook, Twitter, ...)</text:span></text:p>
            <text:p text:style-name="P10"><text:span text:style-name="T1">□</text:span><text:span text:style-name="T2"> Internetportale, Nachrichtenticker</text:span></text:p>
            <text:p text:style-name="P10"><text:span text:style-name="T1">□</text:span><text:span text:style-name="T2"> LUGA-Seite</text:span></text:p>
            <text:p text:style-name="P10"><text:span text:style-name="T1">□</text:span><text:span text:style-name="T2"> Bekannte, Freunde</text:span></text:p>
            <text:p text:style-name="P10"><text:span text:style-name="T1">□</text:span><text:span text:style-name="T2"> Printmedien (Zeitung, ...)</text:span></text:p>
            <text:p text:style-name="P10"><text:span text:style-name="T1">□</text:span><text:span text:style-name="T2"> Flyer</text:span></text:p>
            <text:p text:style-name="P10"><text:span text:style-name="T1">□</text:span><text:span text:style-name="T2"> Sonstiges:____________________________________________</text:span></text:p>
          </table:table-cell>
        </table:table-row>
        <table:table-row>
          <table:table-cell table:style-name="Tabelle2.A2" office:value-type="string">
            <text:p text:style-name="P10">Wie gefiel Dir der heutige Linux-Infotag?</text:p>
          </table:table-cell>
          <table:table-cell table:style-name="Tabelle2.B2" office:value-type="string">
            <text:p text:style-name="P10"><text:span text:style-name="T1">□</text:span><text:span text:style-name="T2"> sehr gut <text:s/></text:span><text:span text:style-name="T1">□ gut <text:s/>□ mäßig <text:s/>□ schlecht <text:s/>□ sehr schlecht</text:span></text:p>
          </table:table-cell>
        </table:table-row>
        <table:table-row>
          <table:table-cell table:style-name="Tabelle2.A2" office:value-type="string">
            <text:p text:style-name="P10">Wie sollen wir das Programm gestalten?</text:p>
          </table:table-cell>
          <table:table-cell table:style-name="Tabelle2.B2" office:value-type="string">
            <text:p text:style-name="P6"><text:span text:style-name="T3">Vorträge: <text:s text:c="6"/>□ mehr <text:s text:c="2"/></text:span><text:span text:style-name="T4"><text:s text:c="2"/></text:span><text:span text:style-name="T3">□</text:span><text:span text:style-name="T4"> genauso viele <text:s text:c="3"/></text:span><text:span text:style-name="T3">□</text:span><text:span text:style-name="T4"> weniger</text:span></text:p>
            <text:p text:style-name="P6"><text:span text:style-name="T4"><text:s text:c="22"/></text:span><text:span text:style-name="T1">□ länger <text:s text:c="2"/>□ genauso lang <text:s text:c="4"/>□ kürzer</text:span></text:p>
            <text:p text:style-name="P6"><text:span text:style-name="T4">Stände: <text:s text:c="9"/></text:span><text:span text:style-name="T3">□ mehr <text:s text:c="3"/></text:span><text:span text:style-name="T4"><text:s/></text:span><text:span text:style-name="T3">□</text:span><text:span text:style-name="T4"> genauso viele <text:s text:c="3"/></text:span><text:span text:style-name="T3">□</text:span><text:span text:style-name="T4"> weniger</text:span></text:p>
            <text:p text:style-name="P6"><text:span text:style-name="T4">Workshops: <text:s text:c="2"/></text:span><text:span text:style-name="T3">□ mehr <text:s text:c="2"/></text:span><text:span text:style-name="T4"><text:s text:c="2"/></text:span><text:span text:style-name="T3">□</text:span><text:span text:style-name="T4"> genauso viele <text:s text:c="3"/></text:span><text:span text:style-name="T3">□</text:span><text:span text:style-name="T4"> weniger</text:span></text:p>
            <text:p text:style-name="P7"/>
            <text:p text:style-name="P6"><text:span text:style-name="T4">Ausrichtung: <text:s/></text:span><text:span text:style-name="T3">□ Anwender <text:s/>□ Entwickler <text:s/>□ Einsteiger</text:span></text:p>
          </table:table-cell>
        </table:table-row>
        <table:table-row>
          <table:table-cell table:style-name="Tabelle2.A2" office:value-type="string">
            <text:p text:style-name="P10">Welche Art Vorträge wünschst Du Dir?</text:p>
          </table:table-cell>
          <table:table-cell table:style-name="Tabelle2.B2" office:value-type="string">
            <text:p text:style-name="P6"/>
            <text:p text:style-name="P6"/>
          </table:table-cell>
        </table:table-row>
        <table:table-row>
          <table:table-cell table:style-name="Tabelle2.A2" office:value-type="string">
            <text:p text:style-name="P10">Welchen Vortrag fandest Du besonders gelungen?</text:p>
          </table:table-cell>
          <table:table-cell table:style-name="Tabelle2.B2" office:value-type="string">
            <text:p text:style-name="P6"/>
            <text:p text:style-name="P6"/>
          </table:table-cell>
        </table:table-row>
        <table:table-row>
          <table:table-cell table:style-name="Tabelle2.A2" office:value-type="string">
            <text:p text:style-name="P10">Welchen Vortrag fandest Du schlecht?</text:p>
          </table:table-cell>
          <table:table-cell table:style-name="Tabelle2.B2" office:value-type="string">
            <text:p text:style-name="P6"/>
            <text:p text:style-name="P6"/>
          </table:table-cell>
        </table:table-row>
        <table:table-row>
          <table:table-cell table:style-name="Tabelle2.A2" office:value-type="string">
            <text:p text:style-name="P10">Willst Du noch etwas anderes loswerden?</text:p>
            <text:p text:style-name="P10">(Hier ist Platz für möglichst harsche Kritik.)</text:p>
          </table:table-cell>
          <table:table-cell table:style-name="Tabelle2.B2" office:value-type="string">
            <text:p text:style-name="P6"/>
            <text:p text:style-name="P6"/>
          </table:table-cell>
        </table:table-row>
        <table:table-row>
          <table:table-cell table:style-name="Tabelle2.A2" office:value-type="string">
            <text:p text:style-name="P10">Organisation und Ablauf wirken ...</text:p>
          </table:table-cell>
          <table:table-cell table:style-name="Tabelle2.B2" office:value-type="string">
            <text:p text:style-name="P9">□ gut und strukturiert <text:s text:c="3"/>□ manchmal improvisiert <text:s text:c="3"/>□ chaotisch</text:p>
          </table:table-cell>
        </table:table-row>
        <table:table-row>
          <table:table-cell table:style-name="Tabelle2.A2" office:value-type="string">
            <text:p text:style-name="P10">Wie viele Vorträge hast Du besucht?</text:p>
          </table:table-cell>
          <table:table-cell table:style-name="Tabelle2.B2" office:value-type="string">
            <text:p text:style-name="P9">□ 1 <text:s text:c="3"/>□ 2 <text:s text:c="3"/>□ 3 <text:s text:c="3"/>□ 4 <text:s text:c="3"/>□ 5 <text:s text:c="3"/>□ 6</text:p>
          </table:table-cell>
        </table:table-row>
        <table:table-row>
          <table:table-cell table:style-name="Tabelle2.A2" office:value-type="string">
            <text:p text:style-name="P10">Wann warst Du heute da?</text:p>
          </table:table-cell>
          <table:table-cell table:style-name="Tabelle2.B2" office:value-type="string">
            <text:p text:style-name="P6"><text:span text:style-name="T1">□ vor der Mittagspause <text:s text:c="3"/>□ </text:span><text:span text:style-name="T1">n</text:span><text:span text:style-name="T1">achmittags <text:s text:c="3"/>□ ganztägig</text:span></text:p>
          </table:table-cell>
        </table:table-row>
        <table:table-row>
          <table:table-cell table:style-name="Tabelle2.A2" office:value-type="string">
            <text:p text:style-name="P10">Willst Du über zukünftige Linux Infotage per Mail informiert werden?</text:p>
            <text:p text:style-name="P10">(ca. zwei Mails pro Jahr)</text:p>
          </table:table-cell>
          <table:table-cell table:style-name="Tabelle2.B2" office:value-type="string">
            <text:p text:style-name="P9">□ nein</text:p>
            <text:p text:style-name="P9">□ ja, Mail-Adresse: ______________________________________</text:p>
            <text:p text:style-name="P9"><text:s text:c="3"/>(bitte in Druckschrift ausfüllen)</text:p>
          </table:table-cell>
        </table:table-row>
      </table:table>
      <text:p text:style-name="Standard"><text:span text:style-name="T5">(Mit dem Ausfüllen der Umfrage nimmst Du automatisch an der Verlosung teil. Die Verlosung findet gegen 17:15 Uhr statt. Gewinnen kann nur, wer während der Verlosung anwesend ist.)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, Vorname (für die Verlosung, bitte in Druckschrift ausfüllen)</text:p>
          </table:table-cell>
          <table:table-cell table:style-name="Table1.B1" office:value-type="string">
            <text:p text:style-name="P10"/>
            <text:p text:style-name="P10">______________________________________________________</text:p>
          </table:table-cell>
        </table:table-row>
        <table:table-row>
          <table:table-cell table:style-name="Table1.A2" office:value-type="string">
            <text:p text:style-name="P10">Wie schätzt Du Deine Linux-Erfahrung ein?</text:p>
          </table:table-cell>
          <table:table-cell table:style-name="Table1.B2" office:value-type="string">
            <text:p text:style-name="P10"><text:span text:style-name="T1">□ Neuling <text:s/>□ AnwenderIn <text:s/>□ langjährige NutzerIn <text:s/>□ EntwicklerIn</text:span></text:p>
          </table:table-cell>
        </table:table-row>
        <table:table-row>
          <table:table-cell table:style-name="Table1.A2" office:value-type="string">
            <text:p text:style-name="P10">Wie oft warst Du schon auf dem Infotag?</text:p>
          </table:table-cell>
          <table:table-cell table:style-name="Table1.B2" office:value-type="string">
            <text:p text:style-name="P10"><text:span text:style-name="T1">□ erster Besuch <text:s text:c="3"/>□ zwei oder drei Male <text:s text:c="3"/>□ mehr als vier Male</text:span></text:p>
          </table:table-cell>
        </table:table-row>
        <table:table-row>
          <table:table-cell table:style-name="Table1.A4" office:value-type="string">
            <text:p text:style-name="P10">Wie bist Du auf den Linux-Infotag aufmerksam geworden?</text:p>
          </table:table-cell>
          <table:table-cell table:style-name="Table1.B2" office:value-type="string">
            <text:p text:style-name="P10"><text:span text:style-name="T1">□</text:span><text:span text:style-name="T2"> Soziale Netzwerke (Facebook, Twitter, ...)</text:span></text:p>
            <text:p text:style-name="P10"><text:span text:style-name="T1">□</text:span><text:span text:style-name="T2"> Internetportale, Nachrichtenticker</text:span></text:p>
            <text:p text:style-name="P10"><text:span text:style-name="T1">□</text:span><text:span text:style-name="T2"> LUGA-Seite</text:span></text:p>
            <text:p text:style-name="P10"><text:span text:style-name="T1">□</text:span><text:span text:style-name="T2"> Bekannte, Freunde</text:span></text:p>
            <text:p text:style-name="P10"><text:span text:style-name="T1">□</text:span><text:span text:style-name="T2"> Printmedien (Zeitung, ...)</text:span></text:p>
            <text:p text:style-name="P10"><text:span text:style-name="T1">□</text:span><text:span text:style-name="T2"> Flyer</text:span></text:p>
            <text:p text:style-name="P10"><text:span text:style-name="T1">□</text:span><text:span text:style-name="T2"> Sonstiges:____________________________________________</text:span></text:p>
          </table:table-cell>
        </table:table-row>
        <table:table-row>
          <table:table-cell table:style-name="Table1.A2" office:value-type="string">
            <text:p text:style-name="P10">Wie gefiel Dir der heutige Linux-Infotag?</text:p>
          </table:table-cell>
          <table:table-cell table:style-name="Table1.B2" office:value-type="string">
            <text:p text:style-name="P10"><text:span text:style-name="T1">□</text:span><text:span text:style-name="T2"> sehr gut <text:s/></text:span><text:span text:style-name="T1">□ gut <text:s/>□ mäßig <text:s/>□ schlecht <text:s/>□ sehr schlecht</text:span></text:p>
          </table:table-cell>
        </table:table-row>
        <table:table-row>
          <table:table-cell table:style-name="Table1.A2" office:value-type="string">
            <text:p text:style-name="P10">Wie sollen wir das Programm gestalten?</text:p>
          </table:table-cell>
          <table:table-cell table:style-name="Table1.B2" office:value-type="string">
            <text:p text:style-name="P6"><text:span text:style-name="T3">Vorträge: <text:s text:c="6"/>□ mehr <text:s text:c="2"/></text:span><text:span text:style-name="T4"><text:s text:c="2"/></text:span><text:span text:style-name="T3">□</text:span><text:span text:style-name="T4"> genauso viele <text:s text:c="3"/></text:span><text:span text:style-name="T3">□</text:span><text:span text:style-name="T4"> weniger</text:span></text:p>
            <text:p text:style-name="P6"><text:span text:style-name="T4"><text:s text:c="22"/></text:span><text:span text:style-name="T1">□ länger <text:s text:c="2"/>□ genauso lang <text:s text:c="4"/>□ kürzer</text:span></text:p>
            <text:p text:style-name="P6"><text:span text:style-name="T4">Stände: <text:s text:c="9"/></text:span><text:span text:style-name="T3">□ mehr <text:s text:c="3"/></text:span><text:span text:style-name="T4"><text:s/></text:span><text:span text:style-name="T3">□</text:span><text:span text:style-name="T4"> genauso viele <text:s text:c="3"/></text:span><text:span text:style-name="T3">□</text:span><text:span text:style-name="T4"> weniger</text:span></text:p>
            <text:p text:style-name="P6"><text:span text:style-name="T4">Workshops: <text:s text:c="2"/></text:span><text:span text:style-name="T3">□ mehr <text:s text:c="2"/></text:span><text:span text:style-name="T4"><text:s text:c="2"/></text:span><text:span text:style-name="T3">□</text:span><text:span text:style-name="T4"> genauso viele <text:s text:c="3"/></text:span><text:span text:style-name="T3">□</text:span><text:span text:style-name="T4"> weniger</text:span></text:p>
            <text:p text:style-name="P7"/>
            <text:p text:style-name="P6"><text:span text:style-name="T4">Ausrichtung: <text:s/></text:span><text:span text:style-name="T3">□ Anwender <text:s/>□ Entwickler <text:s/>□ Einsteiger</text:span></text:p>
          </table:table-cell>
        </table:table-row>
        <table:table-row>
          <table:table-cell table:style-name="Table1.A2" office:value-type="string">
            <text:p text:style-name="P10">Welche Art Vorträge wünschst Du Dir?</text:p>
          </table:table-cell>
          <table:table-cell table:style-name="Table1.B2" office:value-type="string"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10">Welchen Vortrag fandest Du besonders gelungen?</text:p>
          </table:table-cell>
          <table:table-cell table:style-name="Table1.B2" office:value-type="string"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10">Welchen Vortrag fandest Du schlecht?</text:p>
          </table:table-cell>
          <table:table-cell table:style-name="Table1.B2" office:value-type="string"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10">Willst Du noch etwas anderes loswerden?</text:p>
            <text:p text:style-name="P10">(Hier ist Platz für möglichst harsche Kritik.)</text:p>
          </table:table-cell>
          <table:table-cell table:style-name="Table1.B2" office:value-type="string">
            <text:p text:style-name="P6"/>
            <text:p text:style-name="P6"/>
          </table:table-cell>
        </table:table-row>
        <table:table-row>
          <table:table-cell table:style-name="Table1.A2" office:value-type="string">
            <text:p text:style-name="P10">Organisation und Ablauf wirken ...</text:p>
          </table:table-cell>
          <table:table-cell table:style-name="Table1.B2" office:value-type="string">
            <text:p text:style-name="P9">□ gut und strukturiert <text:s text:c="3"/>□ manchmal improvisiert <text:s text:c="3"/>□ chaotisch</text:p>
          </table:table-cell>
        </table:table-row>
        <table:table-row>
          <table:table-cell table:style-name="Table1.A2" office:value-type="string">
            <text:p text:style-name="P10">Wie viele Vorträge hast Du besucht?</text:p>
          </table:table-cell>
          <table:table-cell table:style-name="Table1.B2" office:value-type="string">
            <text:p text:style-name="P9">□ 1 <text:s text:c="3"/>□ 2 <text:s text:c="3"/>□ 3 <text:s text:c="3"/>□ 4 <text:s text:c="3"/>□ 5 <text:s text:c="3"/>□ 6</text:p>
          </table:table-cell>
        </table:table-row>
        <table:table-row>
          <table:table-cell table:style-name="Table1.A2" office:value-type="string">
            <text:p text:style-name="P10">Wann warst Du heute da?</text:p>
          </table:table-cell>
          <table:table-cell table:style-name="Table1.B2" office:value-type="string">
            <text:p text:style-name="P6"><text:span text:style-name="T1">□ vor der Mittagspause <text:s text:c="3"/>□ nachmittags <text:s text:c="3"/>□ ganztägig</text:span></text:p>
          </table:table-cell>
        </table:table-row>
        <table:table-row>
          <table:table-cell table:style-name="Table1.A2" office:value-type="string">
            <text:p text:style-name="P10">Willst Du über zukünftige Linux Infotage per Mail informiert werden?</text:p>
            <text:p text:style-name="P10">(ca. zwei Mails pro Jahr)</text:p>
          </table:table-cell>
          <table:table-cell table:style-name="Table1.B2" office:value-type="string">
            <text:p text:style-name="P9">□ nein</text:p>
            <text:p text:style-name="P9">□ ja, Mail-Adresse: ______________________________________</text:p>
            <text:p text:style-name="P9"><text:s text:c="3"/>(bitte in Druckschrift ausfüllen)</text:p>
          </table:table-cell>
        </table:table-row>
      </table:table>
      <text:p text:style-name="Standard"><text:span text:style-name="T5">(Mit dem Ausfüllen der Umfrage nimmst Du automatisch an der Verlosung teil. Die Verlosung findet gegen 17:15 Uhr statt. Gewinnen kann nur, wer während der Verlosung anwesend ist.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6T00:28:59</meta:creation-date>
    <dc:date>2015-03-29T00:36:35</dc:date>
    <meta:editing-duration>PT9M42S</meta:editing-duration>
    <meta:editing-cycles>5</meta:editing-cycles>
    <meta:generator>LibreOffice/3.5$Linux_x86 LibreOffice_project/350m1$Build-2</meta:generator>
    <meta:document-statistic meta:table-count="2" meta:image-count="0" meta:object-count="0" meta:page-count="1" meta:paragraph-count="78" meta:word-count="532" meta:character-count="3630" meta:non-whitespace-character-count="2952"/>
  </office:meta>
</office:document-meta>
</file>